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2.A5" style:family="table-cell">
      <style:table-cell-properties fo:padding="0.0382in" fo:border-left="0.25pt solid #000000" fo:border-right="none" fo:border-top="none" fo:border-bottom="0.25pt solid #000000"/>
    </style:style>
    <style:style style:name="Table2.B5" style:family="table-cell">
      <style:table-cell-properties fo:padding="0.0382in" fo:border-left="0.25pt solid #000000" fo:border-right="none" fo:border-top="none" fo:border-bottom="0.25pt solid #000000"/>
    </style:style>
    <style:style style:name="Table2.C5"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Heading_20_1">
      <style:text-properties fo:font-style="normal" fo:font-weight="bold" style:font-style-asian="normal" style:font-weight-asian="bold" style:font-style-complex="normal" style:font-weight-complex="bold"/>
    </style:style>
    <style:style style:name="P21" style:family="paragraph" style:parent-style-name="Heading_20_1" style:list-style-name=""/>
    <style:style style:name="P22" style:family="paragraph" style:parent-style-name="Heading_20_1" style:master-page-name="First_20_Page">
      <style:paragraph-properties style:page-number="auto" fo:break-before="page"/>
      <style:text-properties fo:font-style="normal" style:font-style-asian="normal" style:font-style-complex="normal"/>
    </style:style>
    <style:style style:name="P23"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4" style:family="paragraph" style:parent-style-name="Heading_20_1">
      <style:paragraph-properties fo:break-before="page"/>
    </style:style>
    <style:style style:name="P25" style:family="paragraph" style:parent-style-name="Heading_20_2">
      <style:text-properties fo:font-style="normal" style:font-style-asian="normal" style:font-style-complex="normal"/>
    </style:style>
    <style:style style:name="P26"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0"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5"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2" text:outline-level="1">Incomplete parts of the document</text:h>
      <text:list xml:id="list37716138"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Server admin<text:tab/>4</text:p>
          <text:p text:style-name="P13">Database tables<text:tab/>5</text:p>
          <text:p text:style-name="P13">Data sources API modules<text:tab/>8</text:p>
          <text:p text:style-name="P13">Media fallback framework<text:tab/>10</text:p>
          <text:p text:style-name="P13">Video &amp; visualization support<text:tab/>11</text:p>
          <text:p text:style-name="P13">Media scanner<text:tab/>12</text:p>
          <text:p text:style-name="P13">Media transcoder<text:tab/>13</text:p>
          <text:p text:style-name="P13">Look Ma, no internet<text:tab/>14</text:p>
          <text:p text:style-name="P13">URL format<text:tab/>15</text:p>
          <text:p text:style-name="P13">Searching<text:tab/>16</text:p>
          <text:p text:style-name="P13">Advanced audio processing<text:tab/>17</text:p>
          <text:p text:style-name="P13">Media uploading<text:tab/>17</text:p>
        </text:index-body>
      </text:table-of-content>
      <text:p text:style-name="P3"/>
      <text:h text:style-name="P23" text:outline-level="1">Features</text:h>
      <text:list xml:id="list37726114"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text:p>
        </text:list-item>
      </text:list>
      <text:h text:style-name="P24" text:outline-level="1">Technologies used in the project</text:h>
      <text:list xml:id="list37728290" text:style-name="L3">
        <text:list-item>
          <text:p text:style-name="P17">Written in Python &amp; Javascript</text:p>
        </text:list-item>
        <text:list-item>
          <text:p text:style-name="P17"><text:a xlink:type="simple" xlink:href="https://www.djangoproject.com/">Django</text:a> used as the backend</text:p>
        </text:list-item>
        <text:list-item>
          <text:p text:style-name="P17">UI presented in HTML5</text:p>
        </text:list-item>
        <text:list-item>
          <text:p text:style-name="P17">Will choose third-party frontend for image gallery</text:p>
        </text:list-item>
        <text:list-item>
          <text:p text:style-name="P17"><text:a xlink:type="simple" xlink:href="http://gstreamer.freedesktop.org/">GStreamer</text:a> for media transcoding</text:p>
        </text:list-item>
        <text:list-item>
          <text:p text:style-name="P17"><text:a xlink:type="simple" xlink:href="http://flowplayer.org/"><text:span text:style-name="T3">FlowPlayer</text:span></text:a> for Flash video player fallback</text:p>
        </text:list-item>
        <text:list-item>
          <text:p text:style-name="P17">Social networking APIs</text:p>
        </text:list-item>
      </text:list>
      <text:h text:style-name="Heading_20_2" text:outline-level="2">HTML5 features used</text:h>
      <text:list xml:id="list37708508" text:style-name="L4">
        <text:list-item>
          <text:p text:style-name="P18">&lt;audio&gt;/&lt;video&gt; tags</text:p>
        </text:list-item>
        <text:list-item>
          <text:p text:style-name="P18">SVG integration – media player pane</text:p>
        </text:list-item>
        <text:list-item>
          <text:p text:style-name="P18">Web workers – multithreading &amp; concurrency</text:p>
        </text:list-item>
        <text:list-item>
          <text:p text:style-name="P18">Form enhancements – search box</text:p>
        </text:list-item>
        <text:list-item>
          <text:p text:style-name="P18">File API – local play/media uploading</text:p>
        </text:list-item>
        <text:list-item>
          <text:p text:style-name="P18">History API – URL handling for media (maybe)</text:p>
        </text:list-item>
        <text:list-item>
          <text:p text:style-name="P18">Notifications – “Now playing” notices</text:p>
        </text:list-item>
        <text:list-item>
          <text:p text:style-name="P18">Drag and drop</text:p>
        </text:list-item>
        <text:list-item>
          <text:p text:style-name="P18">Canvas/WebGL – visualizations</text:p>
        </text:list-item>
        <text:list-item>
          <text:p text:style-name="P18">Microdata – Media tagging, metadata, etc.</text:p>
        </text:list-item>
        <text:list-item>
          <text:p text:style-name="P18">Local storage – session/user information (no cookies)</text:p>
        </text:list-item>
        <text:list-item>
          <text:p text:style-name="P18">CSS3 flexible box model – page layout</text:p>
        </text:list-item>
        <text:list-item>
          <text:p text:style-name="P18">Web Audio API – advance audio manipulation</text:p>
        </text:list-item>
        <text:list-item>
          <text:p text:style-name="P18">HTML5 imagery for no real reason other than it looks cool</text:p>
        </text:list-item>
        <text:list-item>
          <text:p text:style-name="P18"><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4" text:outline-level="1">Filesystem structure</text:h>
      <text:p text:style-name="Text_20_body">Subject to change, like every other part of this document.</text:p>
      <text:p text:style-name="Text_20_body"/>
      <text:p text:style-name="Text_20_body"/>
      <text:h text:style-name="P21" text:outline-level="1"/>
      <text:h text:style-name="P24"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4"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4" office:value-type="string">
            <text:p text:style-name="Table_20_Contents">playlist_id</text:p>
          </table:table-cell>
          <table:table-cell table:style-name="Table2.B4" office:value-type="string">
            <text:p text:style-name="Table_20_Contents">pk</text:p>
          </table:table-cell>
          <table:table-cell table:style-name="Table2.C4" office:value-type="string">
            <text:p text:style-name="Table_20_Contents">Playlist ID (Primary key)</text:p>
          </table:table-cell>
        </table:table-row>
        <table:table-row>
          <table:table-cell table:style-name="Table2.A4" office:value-type="string">
            <text:p text:style-name="Table_20_Contents">name</text:p>
          </table:table-cell>
          <table:table-cell table:style-name="Table2.B4" office:value-type="string">
            <text:p text:style-name="Table_20_Contents">str</text:p>
          </table:table-cell>
          <table:table-cell table:style-name="Table2.C4"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row>
          <table:table-cell table:style-name="Table2.A5" office:value-type="string">
            <text:p text:style-name="Table_20_Contents">trackidlist</text:p>
          </table:table-cell>
          <table:table-cell table:style-name="Table2.B5" office:value-type="string">
            <text:p text:style-name="Table_20_Contents">str</text:p>
          </table:table-cell>
          <table:table-cell table:style-name="Table2.C5" office:value-type="string">
            <text:p text:style-name="Table_20_Contents">List of comma-separated track IDs. Denormalized for simplicity.</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6" text:outline-level="2"/>
      <text:h text:style-name="P24"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get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items</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filters</text:p>
          </table:table-cell>
          <table:table-cell table:style-name="Table5.B1" office:value-type="string">
            <text:p text:style-name="Table_20_Contents">Filters to restrict media items returned.</text:p>
          </table:table-cell>
        </table:table-row>
      </table:table>
      <text:h text:style-name="Heading_20_2" text:outline-level="2">librarycategories</text:h>
      <text:p text:style-name="Text_20_body">Returns full list of library category information.</text:p>
      <text:h text:style-name="Heading_20_2" text:outline-level="2">mediadetails</text:h>
      <text:p text:style-name="Text_20_body">Returns full information on a given media item.</text:p>
      <text:h text:style-name="Heading_20_3" text:outline-level="3"><text:soft-page-break/>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4"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4"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4"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4"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7706356" text:style-name="L5">
        <text:list-item>
          <text:p text:style-name="P19">Scan a directory and extract media metadata</text:p>
        </text:list-item>
        <text:list-item>
          <text:p text:style-name="P19">Build the database with the metadata</text:p>
        </text:list-item>
        <text:list-item>
          <text:p text:style-name="P19">Upload media to another server</text:p>
        </text:list-item>
        <text:list-item>
          <text:p text:style-name="P19">Build placeholder/metadata files for uploaded media</text:p>
        </text:list-item>
        <text:list-item>
          <text:p text:style-name="P19">Optionally write out metadata files for all media to make future scanning faster</text:p>
        </text:list-item>
        <text:list-item>
          <text:p text:style-name="P19">Encode media to other formats</text:p>
        </text:list-item>
        <text:list-item>
          <text:p text:style-name="P19">Block some media from DB (e.g. use FLACs as source but serve only MP3/Ogg files)</text:p>
        </text:list-item>
      </text:list>
      <text:h text:style-name="Heading_20_2" text:outline-level="2">Metadata file format</text:h>
      <text:p text:style-name="P11">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P24"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4"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4"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4"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4"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09T19:54:38.12</dc:date>
    <meta:editing-duration>P13DT14H30M44S</meta:editing-duration>
    <meta:editing-cycles>201</meta:editing-cycles>
    <meta:generator>LibreOffice/3.4$Win32 LibreOffice_project/340m1$Build-103</meta:generator>
    <meta:document-statistic meta:table-count="19" meta:image-count="1" meta:object-count="0" meta:page-count="23" meta:paragraph-count="0" meta:word-count="3959" meta:character-count="23045" meta:non-whitespace-character-count="19576"/>
  </office:meta>
</office:document-meta>
</file>